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fo:color="#ff0000" fo:font-size="12pt" style:font-size-asian="12pt" style:font-size-complex="12pt"/>
    </style:style>
    <style:style style:name="P4" style:family="paragraph" style:parent-style-name="Standard" style:list-style-name="WW8Num1">
      <style:paragraph-properties fo:text-align="justify" style:justify-single-word="false">
        <style:tab-stops>
          <style:tab-stop style:position="2.501cm"/>
          <style:tab-stop style:position="6.251cm"/>
          <style:tab-stop style:position="10.001cm"/>
          <style:tab-stop style:position="12.502cm"/>
        </style:tab-stops>
      </style:paragraph-properties>
      <style:text-properties fo:color="#ff0000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752cm"/>
          <style:tab-stop style:position="12.002cm" style:type="center"/>
        </style:tab-stops>
      </style:paragraph-properties>
      <style:text-properties fo:color="#ff0000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fo:color="#ff0000" fo:font-size="12pt" style:font-size-asian="12pt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482cm"/>
          <style:tab-stop style:position="2cm"/>
          <style:tab-stop style:position="12.002cm" style:type="center"/>
        </style:tab-stops>
      </style:paragraph-properties>
      <style:text-properties fo:color="#ff0000" fo:font-size="6pt" style:text-underline-style="solid" style:text-underline-width="auto" style:text-underline-color="font-color" style:font-size-asian="6pt" style:font-size-complex="6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</style:style>
    <style:style style:name="P9" style:family="paragraph" style:parent-style-name="Standard" style:list-style-name="WW8Num1">
      <style:paragraph-properties fo:text-align="justify" style:justify-single-word="false">
        <style:tab-stops>
          <style:tab-stop style:position="2.501cm"/>
          <style:tab-stop style:position="6.251cm"/>
          <style:tab-stop style:position="10.001cm"/>
          <style:tab-stop style:position="12.502cm"/>
        </style:tab-stops>
      </style:paragraph-properties>
    </style:style>
    <style:style style:name="P10" style:family="paragraph" style:parent-style-name="Standard">
      <style:paragraph-properties fo:text-align="justify" style:justify-single-word="false">
        <style:tab-stops>
          <style:tab-stop style:position="1.482cm"/>
          <style:tab-stop style:position="2cm"/>
          <style:tab-stop style:position="12.002cm" style:type="center"/>
        </style:tab-stops>
      </style:paragraph-properties>
    </style:style>
    <style:style style:name="P11" style:family="paragraph" style:parent-style-name="Standard">
      <style:paragraph-properties fo:text-align="justify" style:justify-single-word="false">
        <style:tab-stops>
          <style:tab-stop style:position="2cm"/>
          <style:tab-stop style:position="12.002cm" style:type="center"/>
        </style:tab-stops>
      </style:paragraph-properties>
    </style:style>
    <style:style style:name="P12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13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18cm solid #000000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</style:style>
    <style:style style:name="P1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ff0000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18cm solid #000000"/>
    </style:style>
    <style:style style:name="P17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#ffff00" style:font-size-asian="12pt" style:font-weight-asian="bold" style:font-size-complex="12pt"/>
    </style:style>
    <style:style style:name="T3" style:family="text">
      <style:text-properties fo:font-size="7.5pt" fo:font-style="italic" style:font-size-asian="7.5pt" style:font-style-asian="italic" style:font-size-complex="7.5pt"/>
    </style:style>
    <style:style style:name="T4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fo:font-weight="bold" style:font-size-asian="12pt" style:font-weight-asian="bold"/>
    </style:style>
    <style:style style:name="T6" style:family="text">
      <style:text-properties fo:color="#ff0000" fo:font-size="12pt" fo:font-weight="bold" style:font-size-asian="12pt" style:font-weight-asian="bold" style:font-size-complex="12pt"/>
    </style:style>
    <style:style style:name="T7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0000" style:font-name="Times New Roman" style:font-size-complex="12pt"/>
    </style:style>
    <style:style style:name="T11" style:family="text">
      <style:text-properties fo:color="#800000" fo:font-size="12pt" style:font-size-asian="12pt"/>
    </style:style>
    <style:style style:name="T12" style:family="text">
      <style:text-properties fo:color="#800000" fo:font-size="12pt" fo:font-style="italic" style:font-size-asian="12pt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Lettre </text:span><text:span text:style-name="T2">RFM</text:span><text:span text:style-name="T1"> n° </text:span><text:span text:style-name="T2">2.2</text:span></text:p>
      <text:p text:style-name="P14"><text:span text:style-name="T1">Lit électrique : questions relatives aux soins à domicile</text:span></text:p>
      <text:p text:style-name="P13"><text:span text:style-name="T3">(précisions à demander au médecin-traitant)</text:span></text:p>
      <text:p text:style-name="P14"><text:span text:style-name="T1">Concerne : </text:span><text:span text:style-name="T4">CCJU</text:span></text:p>
      <text:p text:style-name="P1"/>
      <text:p text:style-name="P1"/>
      <text:p text:style-name="P15"><text:span text:style-name="T5">Remboursement des frais de maladie (RFM) par les prestations complémentaires AVS/AI (PC) : </text:span><text:span text:style-name="T6">demande de prise en charge des frais de location d'un lit électrique</text:span></text:p>
      <text:p text:style-name="P2"/>
      <text:p text:style-name="P1"/>
      <text:p text:style-name="P8"><text:bookmark-start text:name="Titre"/><text:bookmark-end text:name="Titre"/><text:span text:style-name="T8">M,</text:span></text:p>
      <text:p text:style-name="P3"/>
      <text:p text:style-name="Text_20_body"><text:span text:style-name="T10">Nous accusons réception de votre demande du , accompagnée d'un certificat médical et du contrat de location relatif à l'objet susmentionné.</text:span></text:p>
      <text:p text:style-name="P3"/>
      <text:p text:style-name="P8"><text:span text:style-name="T8">Dans le cadre des prestations complémentaires, nous prenons en compte la location d'un </text:span><text:span text:style-name="T7">lit électrique</text:span><text:span text:style-name="T8">, s'il est attesté par un médecin que ce lit est nécessaire </text:span><text:span text:style-name="T7">aux soins à domicile</text:span><text:span text:style-name="T8"> (voir chiffre marginal 5099 en annexe).</text:span></text:p>
      <text:p text:style-name="P3"/>
      <text:p text:style-name="P8"><text:span text:style-name="T8">Ainsi, pour une éventuelle prise en charge de la location d'un lit, </text:span><text:span text:style-name="T7">votre médecin peut-il nous indiquer, sur le double de la présente :</text:span></text:p>
      <text:p text:style-name="P6"/>
      <text:list text:style-name="WW8Num1">
        <text:list-item>
          <text:p text:style-name="P9"><text:span text:style-name="T8">si ce lit est nécessaire pour les soins à domicile</text:span></text:p>
        </text:list-item>
        <text:list-item>
          <text:p text:style-name="P4">quel genre de soins</text:p>
        </text:list-item>
        <text:list-item>
          <text:p text:style-name="P4">qui prodigue les soins</text:p>
        </text:list-item>
        <text:list-item>
          <text:p text:style-name="P9"><text:span text:style-name="T8">fréquence des soins à domicile (nombre d'heures par jour/semaine) ?</text:span></text:p>
        </text:list-item>
      </text:list>
      <text:p text:style-name="P3"/>
      <text:p text:style-name="P8"><text:span text:style-name="T8">Nous vous remercions de votre obligeance et, dans l'attente de votre réponse, vous prions d'agréer, M, nos salutations distinguées.</text:span></text:p>
      <text:p text:style-name="P3"/>
      <text:p text:style-name="P3"/>
      <text:p text:style-name="P17"><text:span text:style-name="T11"><text:tab/></text:span><text:span text:style-name="T12">pavé signature</text:span></text:p>
      <text:p text:style-name="P3"/>
      <text:p text:style-name="P5"/>
      <text:p text:style-name="P10"><text:span text:style-name="T9">Annexes</text:span><text:span text:style-name="T8"> :<text:tab/>- chiffre marginal 5099</text:span></text:p>
      <text:p text:style-name="P11"><text:span text:style-name="T8"><text:tab/>- double de la présente, à joindre à votre réponse</text:span></text:p>
      <text:p text:style-name="P7"/>
      <text:p text:style-name="P12"><text:span text:style-name="T9">Copie</text:span><text:span text:style-name="T8"> :<text:tab/>- agence communale AV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2.251cm"/>
          <style:tab-stop style:position="10.001cm"/>
        </style:tab-stops>
      </style:paragraph-properties>
      <style:text-properties style:font-name="Arial"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Times New Roman"/>
    </style:style>
    <style:style style:name="WW8Num4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8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0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2.514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—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Prestations complémentaires à l'AVS et l'AI (PC)</dc:title>
    <meta:initial-creator>Eggstein Philippe</meta:initial-creator>
    <meta:creation-date>2009-06-16T09:13:00</meta:creation-date>
    <dc:creator>Eggstein Philippe</dc:creator>
    <dc:date>2009-06-16T09:36:00</dc:date>
    <meta:print-date>2009-04-24T10:41:00</meta:print-date>
    <meta:editing-cycles>7</meta:editing-cycles>
    <meta:editing-duration>PT13M0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2133338863</meta:user-defined>
    <meta:document-statistic meta:table-count="0" meta:image-count="0" meta:object-count="0" meta:page-count="1" meta:paragraph-count="18" meta:word-count="192" meta:character-count="1206"/>
  </office:meta>
</office:document-meta>
</file>